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4bacc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9.991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2.32cm" fo:min-width="11.5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621cm" fo:min-width="11.5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1f497d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d8d8d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e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4.069cm" fo:min-width="11.2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8.227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d8d8d8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ef2da"/>
      <style:paragraph-properties fo:text-align="start"/>
      <style:text-properties fo:font-size="18pt"/>
    </style:style>
    <style:style style:name="P13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.6999998092651pt" fo:letter-spacing="normal" fo:font-style="normal" style:text-underline-style="none" fo:font-weight="normal" style:font-name-asian="Arial1" style:font-size-asian="10.6999998092651pt" style:font-style-asian="normal" style:font-weight-asian="normal" style:font-name-complex="DejaVu Sans1" style:font-size-complex="10.699999809265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5" style:family="text">
      <style:text-properties fo:font-variant="normal" fo:text-transform="none" fo:color="#5557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555759" style:text-line-through-style="none" style:text-line-through-type="none" style:text-position="0% 100%" style:font-name="Arial1" fo:font-size="10.6999998092651pt" fo:letter-spacing="normal" fo:font-style="normal" style:text-underline-style="none" fo:font-weight="normal" style:font-name-asian="ＭＳ Ｐゴシック1" style:font-size-asian="10.6999998092651pt" style:font-style-asian="normal" style:font-weight-asian="normal" style:font-name-complex="ＭＳ Ｐゴシック1" style:font-size-complex="10.6999998092651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Quattrocento Sans1" fo:font-size="12pt" fo:letter-spacing="normal" fo:font-style="normal" style:text-underline-style="none" fo:font-weight="bold" style:font-name-asian="Quattrocento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29748d" style:text-line-through-style="none" style:text-line-through-type="none" style:text-position="0% 100%" style:font-name="Quattrocento Sans1" fo:font-size="20pt" fo:letter-spacing="normal" fo:font-style="normal" style:text-underline-style="none" fo:font-weight="bold" style:font-name-asian="Quattrocento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Calibri1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name-asian="Arial1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Calibri1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solid" style:text-underline-width="auto" style:text-underline-color="#ffffff" fo:font-weight="bold" style:font-name-asian="Calibri1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12.064cm" svg:height="13cm" svg:x="0.38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2.064cm" svg:height="13cm" svg:x="12.74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798cm" svg:height="0.798cm" svg:x="0.608cm" svg:y="4.495cm">
          <text:p text:style-name="P2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0.798cm" svg:height="0.798cm" svg:x="12.968cm" svg:y="4.495cm">
          <text:p text:style-name="P2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9.99cm" svg:height="0.62cm" svg:x="1.67cm" svg:y="4.584cm">
          <text:p text:style-name="P2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4" draw:layer="layout" svg:width="9.99cm" svg:height="0.62cm" svg:x="14.03cm" svg:y="4.584cm">
          <text:p text:style-name="P2"><text:span text:style-name="T2">Constraints within solution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0.798cm" svg:height="0.798cm" svg:x="12.918cm" svg:y="9.144cm">
          <text:p text:style-name="P2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0.798cm" svg:height="0.798cm" svg:x="0.508cm" svg:y="10.414cm">
          <text:p text:style-name="P2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5" draw:layer="layout" svg:width="9.99cm" svg:height="0.762cm" svg:x="1.524cm" svg:y="10.414cm">
          <text:p text:style-name="P2"><text:span text:style-name="T2">Criteria for su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5" draw:layer="layout" svg:width="9.99cm" svg:height="0.762cm" svg:x="14.03cm" svg:y="9.144cm">
          <text:p text:style-name="P2"><text:span text:style-name="T2">Stakeholders to provide key ins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0.798cm" svg:height="0.798cm" svg:x="0.608cm" svg:y="13.327cm">
          <text:p text:style-name="P2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0.798cm" svg:height="0.798cm" svg:x="12.968cm" svg:y="13.327cm">
          <text:p text:style-name="P2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9.99cm" svg:height="0.607cm" svg:x="1.67cm" svg:y="13.422cm">
          <text:p text:style-name="P2"><text:span text:style-name="T2">Scope of solution 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4" draw:layer="layout" svg:width="9.99cm" svg:height="0.62cm" svg:x="14.03cm" svg:y="13.416cm">
          <text:p text:style-name="P2"><text:span text:style-name="T2">Key data sour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6" draw:layer="layout" svg:width="12.009cm" svg:height="3.458cm" svg:x="0.398cm" svg:y="5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2.009cm" svg:height="2.569cm" svg:x="0.398cm" svg:y="11.176cm">
          <text:p text:style-name="P2"><text:span text:style-name="T3">1</text:span><text:span text:style-name="T4">. </text:span><text:span text:style-name="T5"><text:s/>A 70% success in recommending the movies that you would like (and haven't seen bef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" draw:text-style-name="P8" draw:layer="layout" svg:width="12.009cm" svg:height="2.87cm" svg:x="0.519cm" svg:y="14.402cm">
          <text:p text:style-name="P7"><text:span text:style-name="T3">This project aims to explore </text:span><text:span text:style-name="T6">the large movie and tele-serial database consisting of various features such as genre, actors, directors, awards, commercial success, etc..</text:span><text:span text:style-name="T4"> A personal “liking” of the movie is related to the persons preference for these features, his/her status of mind as well as overall advancement of the socie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4" draw:layer="layout" svg:width="12.009cm" svg:height="3cm" svg:x="12.662cm" svg:y="5.455cm">
          <text:p text:style-name="P2"><text:span text:style-name="T3">1. Data has many gaps</text:span></text:p>
          <text:p text:style-name="P2"><text:span text:style-name="T3">2. Data is not complete</text:span></text:p>
          <text:p text:style-name="P2"><text:span text:style-name="T3">3. Features are both numerical and categorical</text:span></text:p>
          <text:p text:style-name="P2"><text:span text:style-name="T3">4. Training data has to be created by selecting a few movies from that you have liked and not-liked covering multiple features related to the movie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4" draw:layer="layout" svg:width="12.009cm" svg:height="3cm" svg:x="12.753cm" svg:y="14.125cm">
          <text:p text:style-name="P2"><text:span text:style-name="T3">“</text:span><text:span text:style-name="T3">movielens”, “wikilens” “open-data-entertainement”, etc.</text:span></text:p>
          <text:p text:style-name="P2"><text:span text:style-name="T3">https://grouplens.org/datasets/movielens/</text:span></text:p>
          <text:p text:style-name="P2"><text:span text:style-name="T3">https://www.lafabbricadellarealta.com/open-data-entertainment/</text:span></text:p>
          <text:p text:style-name="P2"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10" draw:layer="layout" svg:width="1.197cm" svg:height="0.567cm" svg:x="18.426cm" svg:y="18.123cm">
          <text:p text:style-name="P9"><text:span text:style-name="T7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1" draw:style-name="gr10" draw:text-style-name="P11" draw:layer="layout" svg:width="1.197cm" svg:height="0.597cm" svg:x="19.524cm" svg:y="18.094cm">
          <text:p text:style-name="P9"><text:span text:style-name="T7">D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2" draw:style-name="gr10" draw:text-style-name="P11" draw:layer="layout" svg:width="1.197cm" svg:height="0.597cm" svg:x="20.701cm" svg:y="18.064cm">
          <text:p text:style-name="P9"><text:span text:style-name="T7">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3" draw:style-name="gr10" draw:text-style-name="P11" draw:layer="layout" svg:width="1.197cm" svg:height="0.597cm" svg:x="21.796cm" svg:y="18.078cm">
          <text:p text:style-name="P9"><text:span text:style-name="T7">I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4" draw:style-name="gr10" draw:text-style-name="P11" draw:layer="layout" svg:width="1.197cm" svg:height="0.597cm" svg:x="22.905cm" svg:y="18.064cm">
          <text:p text:style-name="P9"><text:span text:style-name="T7">P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5" draw:style-name="gr9" draw:text-style-name="P10" draw:layer="layout" svg:width="1.197cm" svg:height="0.567cm" svg:x="22.498cm" svg:y="1.964cm">
          <text:p text:style-name="P9"><text:span text:style-name="T7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6" draw:style-name="gr11" draw:text-style-name="P12" draw:layer="layout" svg:width="21.455cm" svg:height="3.156cm" svg:x="0.338cm" svg:y="0.324cm">
          <text:p/>
          <draw:enhanced-geometry draw:mirror-horizontal="false" draw:mirror-vertical="false" svg:viewBox="0 0 0 0" draw:text-areas="0 0 ?f37 ?f36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7" draw:style-name="gr12" draw:text-style-name="P4" draw:layer="layout" svg:width="24.424cm" svg:height="0.852cm" svg:x="0.512cm" svg:y="0.527cm">
          <text:p text:style-name="P2"><text:span text:style-name="T8">Exploring Movie/tele-seri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3" draw:text-style-name="P4" draw:layer="layout" svg:width="12.009cm" svg:height="3cm" svg:x="12.798cm" svg:y="9.854cm"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4" draw:layer="layout" svg:width="23.843cm" svg:height="1.365cm" svg:x="0.512cm" svg:y="1.503cm">
          <text:p text:style-name="P2"><text:span text:style-name="T9">Build a movie/tele-serial recommendation system based on a persons </text:span></text:p>
          <text:p text:style-name="P2"><text:span text:style-name="T9">likings of actors, director, genre, impact on the society and other featu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4" draw:text-style-name="P8" draw:layer="layout" svg:width="11.769cm" svg:height="4.318cm" svg:x="0.508cm" svg:y="5.359cm">
          <text:p text:style-name="P13"><text:span text:style-name="T10">You have been provided with movie data and tele-serial data consisting of movie success, actors, directors, genre, etc. This would allow you to build a movie recommendation system based on the movies you have liked by building a relationship model between the movies you liked and various features of those mov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8.727cm" svg:height="1.433cm" svg:x="13.308cm" svg:y="10.251cm">
          <draw:text-box>
            <text:p><text:span text:style-name="T11">Personal interest</text:span></text:p>
            <text:p><text:span text:style-name="T11">May be the movie-streaming businesses</text:span></text:p>
          </draw:text-box>
        </draw:frame>
        <presentation:notes draw:style-name="dp2">
          <draw:custom-shape draw:name="CustomShape 1" draw:style-name="gr5" draw:text-style-name="P6" draw:layer="layout" svg:width="0.469cm" svg:height="0.51cm" svg:x="16.784cm" svg:y="26.3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6" draw:layer="layout" svg:width="15.194cm" svg:height="0.681cm" svg:x="2.193cm" svg:y="1.681cm" presentation:class="notes" presentation:user-transformed="true">
            <draw:text-box>
              <text:p text:style-name="P15"><text:span text:style-name="T12">Hypothesis: </text:span><text:span text:style-name="T13">Create a Hypothesis with an emphasis on SMART principles. </text:span><text:span text:style-name="T14">(</text:span><text:span text:style-name="T15">S – Specific, M – Measurable, A – Achievable, R – Realistic, T – Timebound). </text:span><text:span text:style-name="T16">If you cannot do this, you </text:span><text:span text:style-name="T12">do not</text:span><text:span text:style-name="T16"> have a good grasp on the business problem.</text:span></text:p>
              <text:p text:style-name="P15"><text:span text:style-name="T16"/></text:p>
              <text:p text:style-name="P15"><text:span text:style-name="T12">Context: </text:span><text:span text:style-name="T16">With context, we have </text:span><text:span text:style-name="T17">clearly identified the problem at hand </text:span><text:span text:style-name="T16">and have elucidated on how our initiative may solve this problem, alongside the commercial implications this will have on the business. </text:span></text:p>
              <text:p text:style-name="P15"><text:span text:style-name="T16"/></text:p>
              <text:p text:style-name="P15"><text:span text:style-name="T12">Criteria for Success</text:span><text:span text:style-name="T16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15"><text:span text:style-name="T16"/></text:p>
              <text:p text:style-name="P15"><text:span text:style-name="T12">Scope of Solution Space: </text:span><text:span text:style-name="T16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15"><text:span text:style-name="T16"/></text:p>
              <text:p text:style-name="P15"><text:span text:style-name="T12">Constraints within Solution Space: </text:span><text:span text:style-name="T16">Looking forward, what are the foreseeable problems we are likely to encounter? Could this be stakeholder resistance? Could this be we don’t have access to the right data? </text:span></text:p>
              <text:p text:style-name="P15"><text:span text:style-name="T16"/></text:p>
              <text:p text:style-name="P15"><text:span text:style-name="T12">Stakeholders to provide key insight: </text:span><text:span text:style-name="T16">Who are the people I need to speak to, to get the answers I need for my data analysis?</text:span></text:p>
              <text:p text:style-name="P15"><text:span text:style-name="T16"/></text:p>
              <text:p text:style-name="P15"><text:span text:style-name="T12">What key data sources are required</text:span><text:span text:style-name="T16">?</text:span></text:p>
              <text:p text:style-name="P15"><text:span text:style-name="T16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15"><text:span text:style-name="T16"/></text:p>
              <text:p text:style-name="P15"><text:span text:style-name="T1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.86cm" svg:height="0.343cm" svg:x="23.051cm" svg:y="0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H</meta:initial-creator>
    <dc:language>en-US</dc:language>
    <dc:date>2021-10-15T12:47:12.299000000</dc:date>
    <meta:editing-cycles>9</meta:editing-cycles>
    <meta:editing-duration>PT1H18M49S</meta:editing-duration>
    <meta:generator>LibreOffice/5.0.0.5$Windows_x86 LibreOffice_project/1b1a90865e348b492231e1c451437d7a15bb262b</meta:generator>
    <meta:document-statistic meta:object-count="52"/>
  </office:meta>
</office:document-meta>
</file>